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398" officeooo:paragraph-rsid="00009398"/>
    </style:style>
    <style:style style:name="T1" style:family="text">
      <style:text-properties style:text-position="super 58%"/>
    </style:style>
    <style:style style:name="T2" style:family="text">
      <style:text-properties officeooo:rsid="000258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name is Tiokang Frank Bell. I live in Bamenda Cameroom. I am a student at the university of <text:s/>Bamenda. I started my internship at AFKANERD on the 31<text:span text:style-name="T1">st</text:span> of July 2018.</text:p>
      <text:p text:style-name="P1">on the 1<text:span text:style-name="T1">st</text:span> day we started with a brief introduction and orientation on internship and how programming is related to the business world.</text:p>
      <text:p text:style-name="P1">From there we went in to problem solving and algorithms, and how to convert a function or an algorithm in to a computer program. <text:span text:style-name="T2">The general manager gave us a brief talk thereby asking each and everyone of us our goals an the reason why we chose his company to do our internship with them. He said before going to bed each day we must solve at least one problem and set the objectives for the next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02:03:36.830682255</meta:creation-date>
    <dc:date>2018-07-27T02:28:28.979009003</dc:date>
    <meta:editing-duration>PT3M11S</meta:editing-duration>
    <meta:editing-cycles>1</meta:editing-cycles>
    <meta:document-statistic meta:table-count="0" meta:image-count="0" meta:object-count="0" meta:page-count="1" meta:paragraph-count="3" meta:word-count="133" meta:character-count="703" meta:non-whitespace-character-count="572"/>
    <meta:generator>LibreOffice/6.0.3.2$Linux_X86_64 LibreOffice_project/00m0$Build-2</meta:generator>
  </office:meta>
</office:document-meta>
</file>